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2928162105258642052"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338005468356933008"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2734030983074701269"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5462163663134541719"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992121301957902327"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3131012239543310204" text:style-name="L6">
        <text:list-item>
          <text:list>
            <text:list-header>
              <text:p text:style-name="P120"><text:span text:style-name="T1">warm up:</text:span> 0.2 mile jog and rest 2 minutes</text:p>
              <text:p text:style-name="P120"><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2957788940702312687"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4042586532004908897"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6657827" text:continue-list="list2957788940702312687"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25587978668573606"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667698"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654146"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6674308" text:continue-numbering="true" text:style-name="L9">
        <text:list-item>
          <text:list>
            <text:list-header>
              <text:p text:style-name="P121">Warm down: <text:span text:style-name="T2">0.25 mile jog home</text:span></text:p>
              <text:p text:style-name="P122"/>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6674331" text:continue-numbering="true" text:style-name="L9">
        <text:list-item>
          <text:list>
            <text:list-header>
              <text:p text:style-name="P122">Time for 4.8 miles: 56: 32, Ave Pace: 11:51/mile, Ave HR:118,-&gt;1399 heartbeats/Mile</text:p>
              <text:p text:style-name="P12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643122" text:continue-numbering="true" text:style-name="L9">
        <text:list-item>
          <text:list>
            <text:list-header>
              <text:p text:style-name="P122">Today Oct 13:</text:p>
              <text:p text:style-name="P122">Time for 4.8 miles: 59: 34, Ave Pace: 12:24.5/mile, Ave HR:108.5,-&gt;1345 heartbeats/Mile</text:p>
              <text:p text:style-name="P122">On Thur <text:s/>Oct 8, 2020: </text:p>
              <text:p text:style-name="P122">Time for 4.8 miles: 59: 55, Ave Pace: 12:29/mile, Ave HR:112,-&gt;1398 heartbeats/Mile</text:p>
              <text:p text:style-name="P123">On Oct 8 when going up hill, I ran until my HR was up to 120 bpm and then walked until my HR was 110 bpm and then repeated.</text:p>
              <text:p text:style-name="P123">On Oct 13 when going up hill, I ran until my HR was up to 115 bpm and then walked until my HR was 105 bpm and then repeated.</text:p>
              <text:p text:style-name="P124">On Oct 13 my average rate was faster and heartbeats/mile was lower. Therefore this scheme is better. I should repeat these two workouts and also try the following:</text:p>
              <text:p text:style-name="P123">When going up hill, run until my HR is up to 110 bpm and then walk until my HR is 100 bpm and repeat.</text:p>
              <text:p text:style-name="P12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text:soft-page-break/>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text:soft-page-break/>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
      <text:p text:style-name="P43">continued on next page</text:p>
      <text:p text:style-name="P43"/>
      <text:p text:style-name="P43"/>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soft-page-break/><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soft-page-break/></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text:soft-page-break/>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80"><text:span text:style-name="T2"/></text:p>
      <text:p text:style-name="P80"><text:span text:style-name="T2">Tues March 16, 2021 </text:span>no running</text:p>
      <text:p text:style-name="P80"><text:span text:style-name="T2"/></text:p>
      <text:p text:style-name="P80"><text:span text:style-name="T2">Wed <text:s/>March 17, 2021 6.75 miles running 0.25 miles walking</text:span></text:p>
      <text:p text:style-name="P80"><text:span text:style-name="T2">I ran and walked 7 miles on hilly roads and averaged about 12:30/miles. Ave HR: 115 </text:span></text:p>
      <text:p text:style-name="P10"/>
      <text:p text:style-name="P10"/>
      <text:p text:style-name="P10"><text:soft-page-break/>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3167582287328652616" text:style-name="L10">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3-17T16:42:13.87</dc:date>
    <dc:creator>James Lombardi</dc:creator>
    <meta:editing-duration>P9DT23H50M39S</meta:editing-duration>
    <meta:editing-cycles>857</meta:editing-cycles>
    <meta:generator>OpenOffice/4.1.2$Win32 OpenOffice.org_project/412m3$Build-9782</meta:generator>
    <meta:document-statistic meta:table-count="0" meta:image-count="9" meta:object-count="0" meta:page-count="96" meta:paragraph-count="2597" meta:word-count="29390" meta:character-count="150273"/>
  </office:meta>
</office:document-meta>
</file>